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dffd" officeooo:paragraph-rsid="001cdf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dffd" officeooo:paragraph-rsid="001cdff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dffd" officeooo:paragraph-rsid="001dba4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ba44" officeooo:paragraph-rsid="001dba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ba44" officeooo:paragraph-rsid="0022639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dffd" officeooo:paragraph-rsid="001cdff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dffd" officeooo:paragraph-rsid="001dba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ba44" officeooo:paragraph-rsid="001dba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ba44" officeooo:paragraph-rsid="0022639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37745" officeooo:paragraph-rsid="0028057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4e49c" officeooo:paragraph-rsid="0024e49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e49c" officeooo:paragraph-rsid="0024e49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dba44" officeooo:paragraph-rsid="001dba4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cdffd" officeooo:paragraph-rsid="001cdff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cdffd" officeooo:paragraph-rsid="0023774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cdffd" officeooo:paragraph-rsid="00280574" style:font-weight-asian="normal" style:font-weight-complex="normal"/>
    </style:style>
    <style:style style:name="T1" style:family="text">
      <style:text-properties officeooo:rsid="001cdf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ffd" style:font-weight-asian="normal" style:font-weight-complex="normal"/>
    </style:style>
    <style:style style:name="T4" style:family="text">
      <style:text-properties fo:font-weight="normal" officeooo:rsid="00237745" style:font-weight-asian="normal" style:font-weight-complex="normal"/>
    </style:style>
    <style:style style:name="T5" style:family="text">
      <style:text-properties fo:font-weight="normal" officeooo:rsid="0024e49c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7745" style:font-weight-asian="bold" style:font-weight-complex="bold"/>
    </style:style>
    <style:style style:name="T8" style:family="text">
      <style:text-properties fo:font-weight="bold" officeooo:rsid="00249148" style:font-weight-asian="bold" style:font-weight-complex="bold"/>
    </style:style>
    <style:style style:name="T9" style:family="text">
      <style:text-properties fo:font-weight="bold" officeooo:rsid="0024e49c" style:font-weight-asian="bold" style:font-weight-complex="bold"/>
    </style:style>
    <style:style style:name="T10" style:family="text">
      <style:text-properties officeooo:rsid="0022639e"/>
    </style:style>
    <style:style style:name="T11" style:family="text">
      <style:text-properties officeooo:rsid="00237745"/>
    </style:style>
    <style:style style:name="T12" style:family="text">
      <style:text-properties officeooo:rsid="00249148"/>
    </style:style>
    <style:style style:name="T13" style:family="text">
      <style:text-properties officeooo:rsid="0024e49c"/>
    </style:style>
    <style:style style:name="T14" style:family="text">
      <style:text-properties officeooo:rsid="00263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1">Final Product</text:p>
      <text:p text:style-name="P10">**User</text:p>
      <text:p text:style-name="P16"><text:span text:style-name="T6">Da</text:span><text:span text:style-name="T7">ta: </text:span><text:span text:style-name="T11">ID Stats,Sector,Role</text:span><text:span text:style-name="T6"> </text:span><text:span text:style-name="T7">(information </text:span><text:span text:style-name="T13">n</text:span><text:span text:style-name="T11">a</text:span>me, <text:span text:style-name="T13">l</text:span><text:span text:style-name="T11">ast_</text:span><text:span text:style-name="T13">n</text:span><text:span text:style-name="T11">ame</text:span>, <text:span text:style-name="T11">work_</text:span><text:span text:style-name="T13">c</text:span><text:span text:style-name="T11">ard, CPF/CNPJ,</text:span><text:span text:style-name="T13">o</text:span><text:span text:style-name="T11">bservation),(</text:span><text:span text:style-name="T9">a</text:span><text:span text:style-name="T7">ddress:</text:span><text:span text:style-name="T11"> CEP, </text:span><text:span text:style-name="T13">d</text:span><text:span text:style-name="T11">istrict, </text:span><text:span text:style-name="T13">c</text:span><text:span text:style-name="T11">ounty, </text:span><text:span text:style-name="T13">s</text:span><text:span text:style-name="T11">tate, </text:span><text:span text:style-name="T13">n</text:span><text:span text:style-name="T11">umber),(</text:span><text:span text:style-name="T9">c</text:span><text:span text:style-name="T7">ontact:</text:span><text:span text:style-name="T11"> *</text:span><text:span text:style-name="T13">s</text:span><text:span text:style-name="T11">ocial_</text:span><text:span text:style-name="T13">n</text:span><text:span text:style-name="T11">etwork, *</text:span><text:span text:style-name="T13">p</text:span><text:span text:style-name="T11">hone_</text:span><text:span text:style-name="T13">n</text:span><text:span text:style-name="T11">umber, *</text:span><text:span text:style-name="T13">e</text:span><text:span text:style-name="T11">mail, </text:span><text:span text:style-name="T13">s</text:span><text:span text:style-name="T11">ite).</text:span></text:p>
      <text:p text:style-name="P16"/>
      <text:p text:style-name="P5"><text:span text:style-name="T10">Access</text:span>:</text:p>
      <text:p text:style-name="P5"><text:span text:style-name="T11">Data</text:span>: <text:span text:style-name="T4">ID</text:span><text:span text:style-name="T2">,</text:span><text:span text:style-name="T4">access Date,</text:span> <text:span text:style-name="T11">r</text:span><text:span text:style-name="T4">egistration_date</text:span><text:span text:style-name="T2">, valida</text:span><text:span text:style-name="T4">t</text:span><text:span text:style-name="T2">e (</text:span><text:span text:style-name="T4">password expiration</text:span><text:span text:style-name="T2">), </text:span><text:span text:style-name="T4">password</text:span><text:span text:style-name="T2">, </text:span><text:span text:style-name="T4">login, access_level</text:span></text:p>
      <text:p text:style-name="P9"/>
      <text:p text:style-name="P15"/>
      <text:p text:style-name="P6"/>
      <text:p text:style-name="P2"><text:span text:style-name="T12">**Patrimony</text:span>:</text:p>
      <text:p text:style-name="P6"><text:span text:style-name="T6">D</text:span><text:span text:style-name="T8">ata</text:span><text:span text:style-name="T6">: </text:span><text:span text:style-name="T12">ID</text:span>, <text:span text:style-name="T13">n</text:span><text:span text:style-name="T12">ame</text:span>, <text:span text:style-name="T13">d</text:span><text:span text:style-name="T12">escription</text:span>, <text:span text:style-name="T13">a</text:span><text:span text:style-name="T12">sset </text:span><text:span text:style-name="T13">n</text:span><text:span text:style-name="T12">umber, stats</text:span>.</text:p>
      <text:p text:style-name="P6"/>
      <text:p text:style-name="P2"><text:span text:style-name="T13">Category</text:span>:</text:p>
      <text:p text:style-name="P6"><text:span text:style-name="T6">Da</text:span><text:span text:style-name="T9">ta</text:span><text:span text:style-name="T6">:</text:span> <text:span text:style-name="T13">ID</text:span>, <text:span text:style-name="T13">name</text:span>, <text:span text:style-name="T13">d</text:span>escri<text:span text:style-name="T13">ption</text:span>, <text:span text:style-name="T13">s</text:span>tats.</text:p>
      <text:p text:style-name="P6"/>
      <text:p text:style-name="P3"><text:span text:style-name="T13">Address</text:span>: <text:s/></text:p>
      <text:p text:style-name="P7"><text:span text:style-name="T9">Data: </text:span><text:span text:style-name="T13">ID</text:span>, <text:span text:style-name="T13">phone_number</text:span>, <text:span text:style-name="T13">extension</text:span>, <text:span text:style-name="T13">sector</text:span>, <text:span text:style-name="T13">observation</text:span>, <text:span text:style-name="T13">quantity_at_address, </text:span><text:span text:style-name="T14">location.</text:span></text:p>
      <text:p text:style-name="P7"/>
      <text:p text:style-name="P4"><text:span text:style-name="T13">Provider</text:span>:</text:p>
      <text:p text:style-name="P4"><text:span text:style-name="T1">Da</text:span><text:span text:style-name="T14">ta</text:span><text:span text:style-name="T1">:</text:span><text:span text:style-name="T3"> </text:span><text:s/><text:span text:style-name="T5">ID</text:span><text:span text:style-name="T2">, </text:span><text:span text:style-name="T5">stats, corporate_name, fantasy_name, type, CNPJ, </text:span><text:span text:style-name="T13">(address: </text:span><text:span text:style-name="T5">CEP, district, city, state, number) </text:span><text:span text:style-name="T13">(contact: </text:span><text:span text:style-name="T5">*phone_number, *email, site, observation)</text:span></text:p>
      <text:p text:style-name="P4"><text:span text:style-name="T5"/></text:p>
      <text:p text:style-name="P12">Inventory: <text:span text:style-name="T2">ID, registration_date, history.</text:span></text:p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6:52.232857030</meta:creation-date>
    <dc:date>2021-10-03T19:50:53.708958635</dc:date>
    <meta:editing-duration>PT3H12M53S</meta:editing-duration>
    <meta:editing-cycles>8</meta:editing-cycles>
    <meta:generator>LibreOffice/7.1.6.2$Linux_X86_64 LibreOffice_project/10$Build-2</meta:generator>
    <meta:document-statistic meta:table-count="0" meta:image-count="0" meta:object-count="0" meta:page-count="1" meta:paragraph-count="14" meta:word-count="77" meta:character-count="731" meta:non-whitespace-character-count="665"/>
  </office:meta>
</office:document-meta>
</file>